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971e7"/>
    </style:style>
    <style:style style:name="P3" style:family="paragraph" style:parent-style-name="Text_20_body">
      <style:text-properties officeooo:rsid="001971e7" officeooo:paragraph-rsid="001971e7"/>
    </style:style>
    <style:style style:name="P4" style:family="paragraph" style:parent-style-name="Text_20_body">
      <style:text-properties fo:font-weight="bold" officeooo:rsid="001971e7" officeooo:paragraph-rsid="001971e7"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rm Project Milestone 1</text:p>
      <text:p text:style-name="P1">CSC 667</text:p>
      <text:p text:style-name="Standard"/>
      <text:p text:style-name="Standard"><text:span text:style-name="T1">Team-B Members:</text:span> Alex Bautista, Alfred Quezada, Luis Almeida</text:p>
      <text:p text:style-name="Standard"><text:span text:style-name="T1">Github Repository:</text:span> <text:a xlink:type="simple" xlink:href="https://github.com/sfsu-csc-667-spring-2018/term-project-team-b" text:style-name="Internet_20_link" text:visited-style-name="Visited_20_Internet_20_Link">https://github.com/sfsu-csc-667-spring-2018/term-project-team-b</text:a></text:p>
      <text:p text:style-name="Standard"/>
      <text:h text:style-name="Heading_20_1" text:outline-level="1">Project Specifications</text:h>
      <text:p text:style-name="P1"/>
      <text:h text:style-name="Heading_20_2" text:outline-level="2">Introduction</text:h>
      <text:p text:style-name="Text_20_body"><text:tab/>Uno is a card game for two to seven players, played anywhere on a flat surface, most commonly on a table. For each round in play, a dealer must be designated. For every round, players start out with 7 cards each that only each player can see, one discard pile and one stack pile. There are regular cards with a number and a color, and special action cards with an action and a color, or the infamous Wild cards. Dealer starts game by selecting top card on stack pile and placing it face up on the discard pile. Next player, usually to the left of the dealer, continues the next play, depending on the card visible on the <text:s/>discard pile. Players continue taking turns until one player has no more cards, and that player has called Uno correctly at the right time. This ends the round, and the winning player adds up their points by counting the leftover cards of the other players. <text:s/>A new round begins with last round's winner as dealer. First player to 500 points wins.</text:p>
      <text:p text:style-name="P2"/>
      <text:h text:style-name="Heading_20_2" text:outline-level="2">Features</text:h>
      <text:p text:style-name="Horizontal_20_Line"/>
      <text:h text:style-name="Heading_20_3" text:outline-level="3">Authentication and Permissions</text:h>
      <text:p text:style-name="Horizontal_20_Line"/>
      <text:h text:style-name="Heading_20_3" text:outline-level="3">Real Time Chat</text:h>
      <text:p text:style-name="Horizontal_20_Line"/>
      <text:h text:style-name="Heading_20_3" text:outline-level="3">Lobby</text:h>
      <text:p text:style-name="Horizontal_20_Line"/>
      <text:h text:style-name="Heading_20_3" text:outline-level="3">Game Page</text:h>
      <text:p text:style-name="Horizontal_20_Line"/>
      <text:h text:style-name="Heading_20_2" text:outline-level="2">Technologies</text:h>
      <text:p text:style-name="Text_20_body">Heroku, Node.js, Express.js, Postgres</text:p>
      <text:h text:style-name="Heading_20_2" text:outline-level="2"><text:soft-page-break/>WireFrames</text:h>
      <text:h text:style-name="Heading_20_3" text:outline-level="3">Login</text:h>
      <text:h text:style-name="Heading_20_3" text:outline-level="3">Lobby</text:h>
      <text:h text:style-name="Heading_20_3" text:outline-level="3">Gameroom</text:h>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3:47:55.31</meta:creation-date>
    <dc:date>2018-03-04T16:47:01.395269206</dc:date>
    <meta:editing-duration>PT15M17S</meta:editing-duration>
    <meta:editing-cycles>2</meta:editing-cycles>
    <meta:generator>LibreOffice/5.1.6.2$Linux_X86_64 LibreOffice_project/10m0$Build-2</meta:generator>
    <meta:document-statistic meta:table-count="0" meta:image-count="0" meta:object-count="0" meta:page-count="2" meta:paragraph-count="18" meta:word-count="218" meta:character-count="1318" meta:non-whitespace-character-count="1115"/>
  </office:meta>
</office:document-meta>
</file>